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ackground-color="#ff3366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 style:data-style-name="N0"/>
    <style:style style:name="ce54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>
      <style:table-cell-properties fo:background-color="#99ffff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17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17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7" office:value-type="float" office:value="9000" calcext:value-type="float">
            <text:p>9000</text:p>
          </table:table-cell>
          <table:table-cell/>
          <table:table-cell table:style-name="ce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  <table:table-cell table:style-name="ce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  <table:table-cell table:style-name="ce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17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17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16"/>
          <table:table-cell table:number-columns-repeated="2"/>
          <table:table-cell table:style-name="ce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50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"/>
          <table:table-cell office:value-type="string" calcext:value-type="string">
            <text:p>- Taron</text:p>
          </table:table-cell>
          <table:table-cell table:style-name="ce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" office:value-type="string" calcext:value-type="string">
            <text:p>- Անժելա</text:p>
          </table:table-cell>
          <table:table-cell table:style-name="ce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9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 calcext:value-type="float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 calcext:value-type="float">
            <text:p>48300</text:p>
          </table:table-cell>
          <table:table-cell table:style-name="ce9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 calcext:value-type="float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 calcext:value-type="float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Նանե</text:p>
          </table:table-cell>
          <table:table-cell table:style-name="ce51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52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8" table:formula="of:=SUM([.B30:.F30])" office:value-type="float" office:value="1126.42339544513" calcext:value-type="float">
            <text:p>1126.4233954451</text:p>
          </table:table-cell>
          <table:table-cell table:style-name="ce9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" table:formula="of:=SUM([.H4:.H28])" office:value-type="float" office:value="25500" calcext:value-type="float">
            <text:p>25500</text:p>
          </table:table-cell>
          <table:table-cell table:style-name="ce16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8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800" calcext:value-type="float">
            <text:p>800</text:p>
          </table:table-cell>
          <table:table-cell table:number-columns-repeated="2"/>
          <table:table-cell table:style-name="ce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54" office:value-type="string" calcext:value-type="string">
            <text:p>Սարգիս</text:p>
          </table:table-cell>
          <table:table-cell table:style-name="ce51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2" office:value-type="string" calcext:value-type="string">
            <text:p>Meruj</text:p>
          </table:table-cell>
          <table:table-cell table:style-name="ce51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8"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-7850" calcext:value-type="float">
            <text:p>-785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" table:formula="of:=SUM([.H4:.H30])" office:value-type="float" office:value="42200" calcext:value-type="float">
            <text:p>4220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54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/>
          <table:table-cell table:number-columns-repeated="5"/>
          <table:table-cell table:style-name="ce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4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27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34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34"/>
          <table:table-cell table:number-columns-repeated="8"/>
        </table:table-row>
        <table:table-row table:style-name="ro12">
          <table:table-cell table:number-columns-repeated="7"/>
          <table:table-cell table:style-name="ce8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2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51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8"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700" calcext:value-type="float">
            <text:p>17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29:.F29])" office:value-type="float" office:value="39200" calcext:value-type="float">
            <text:p>39200</text:p>
          </table:table-cell>
          <table:table-cell table:style-name="ce2" table:formula="of:=SUM([.H4:.H28])" office:value-type="float" office:value="42400" calcext:value-type="float">
            <text:p>42400</text:p>
          </table:table-cell>
          <table:table-cell table:style-name="ce16" office:value-type="float" office:value="900" calcext:value-type="float">
            <text:p>900</text:p>
          </table:table-cell>
          <table:table-cell/>
          <table:table-cell table:style-name="ce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4rd</text:span></text:p>
          </table:table-cell>
          <table:table-cell table:number-columns-repeated="6"/>
          <table:table-cell table:style-name="ce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8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2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8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8])" office:value-type="float" office:value="39200" calcext:value-type="float">
            <text:p>39200</text:p>
          </table:table-cell>
          <table:table-cell table:style-name="ce16" office:value-type="float" office:value="4600" calcext:value-type="float">
            <text:p>4600</text:p>
          </table:table-cell>
          <table:table-cell table:style-name="ce2" table:formula="of:=SUM([.J3:.J28])" office:value-type="float" office:value="216900" calcext:value-type="float">
            <text:p>216900</text:p>
          </table:table-cell>
          <table:table-cell/>
          <table:table-cell table:style-name="ce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24" office:value-type="string" calcext:value-type="string">
            <text:p>24/10/2016</text:p>
          </table:table-cell>
          <table:table-cell table:number-columns-repeated="5"/>
          <table:table-cell table:style-name="ce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2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7])" office:value-type="float" office:value="39900" calcext:value-type="float">
            <text:p>39900</text:p>
          </table:table-cell>
          <table:table-cell table:style-name="ce16"/>
          <table:table-cell table:style-name="ce2" table:formula="of:=SUM([.J3:.J28])" office:value-type="float" office:value="240000" calcext:value-type="float">
            <text:p>240000</text:p>
          </table:table-cell>
          <table:table-cell/>
          <table:table-cell table:style-name="ce2" table:formula="of:=SUM([.L22:.L28])" office:value-type="float" office:value="245000" calcext:value-type="float">
            <text:p>245000</text:p>
          </table:table-cell>
          <table:table-cell/>
          <table:table-cell table:style-name="ce2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1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33:.H57])" office:value-type="float" office:value="41300" calcext:value-type="float">
            <text:p>413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62:.H85])" office:value-type="float" office:value="59200" calcext:value-type="float">
            <text:p>592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91:.H114])" office:value-type="float" office:value="40100" calcext:value-type="float">
            <text:p>40100</text:p>
          </table:table-cell>
          <table:table-cell table:style-name="ce16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3"/>
          <table:table-cell table:formula="of:=SUM([.G3];[.G33];[.G63];[.G93])" office:value-type="float" office:value="142300" calcext:value-type="float">
            <text:p>142300</text:p>
          </table:table-cell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 table:number-columns-repeated="5"/>
          <table:table-cell table:formula="of:=SUM([.L7:.L12])" office:value-type="float" office:value="215000" calcext:value-type="float">
            <text:p>215000</text:p>
          </table:table-cell>
          <table:table-cell table:formula="of:=[.M3]-[.N2]" office:value-type="float" office:value="72700" calcext:value-type="float">
            <text:p>727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[.J30]-[.L8]" office:value-type="float" office:value="158500" calcext:value-type="float">
            <text:p>1585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table:number-columns-repeated="2"/>
          <table:table-cell table:formula="of:=[.M4]-[.M3]" office:value-type="float" office:value="-56500" calcext:value-type="float">
            <text:p>-565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55" office:value-type="float" office:value="7100" calcext:value-type="float">
            <text:p>710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0000" calcext:value-type="float">
            <text:p>8000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60000" calcext:value-type="float">
            <text:p>6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D26])" office:value-type="float" office:value="1120.51948051948" calcext:value-type="float">
            <text:p>1120.5194805195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12000" calcext:value-type="float">
            <text:p>12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2" table:formula="of:=SUM([.L7:.L12])" office:value-type="float" office:value="215000" calcext:value-type="float">
            <text:p>215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27" office:value-type="string" calcext:value-type="string">
            <text:p>Տարոն</text:p>
          </table:table-cell>
          <table:table-cell table:number-columns-repeated="2"/>
          <table:table-cell table:formula="of:=SUM([.L7:.L12])" office:value-type="float" office:value="215000" calcext:value-type="float">
            <text:p>215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Mane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];[.C26];[.D26];[.F26])" office:value-type="float" office:value="1501.47186147186" calcext:value-type="float">
            <text:p>1501.4718614719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26:.F26])" office:value-type="float" office:value="1516.7350193666" calcext:value-type="float">
            <text:p>1516.7350193666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8" table:formula="of:=SUM([.B26:.F26])" office:value-type="float" office:value="1906.7350193666" calcext:value-type="float">
            <text:p>1906.7350193666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/>
          <table:table-cell table:formula="of:=[.B3]/20" office:value-type="float" office:value="390" calcext:value-type="float">
            <text:p>390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70.952380952381" calcext:value-type="float">
            <text:p>770.9523809524</text:p>
          </table:table-cell>
          <table:table-cell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D26])" office:value-type="float" office:value="1120.51948051948" calcext:value-type="float">
            <text:p>1120.5194805195</text:p>
          </table:table-cell>
          <table:table-cell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2" table:formula="of:=SUM([.H4:.H28])" office:value-type="float" office:value="37683.2649806334" calcext:value-type="float">
            <text:p>37683.2649806334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/>
          <table:table-cell table:number-columns-repeated="2"/>
        </table:table-row>
        <table:table-row table:style-name="ro3">
          <table:table-cell table:number-columns-repeated="8"/>
          <table:table-cell table:style-name="ce16"/>
          <table:table-cell table:style-name="ce2" table:formula="of:=SUM([.J4:.J29])" office:value-type="float" office:value="218500" calcext:value-type="float">
            <text:p>21850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5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" table:formula="of:=SUM([.B33:.F33])" office:value-type="float" office:value="35100" calcext:value-type="float">
            <text:p>351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];[.C56];[.D56];[.F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table:style-name="ce27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];[.D56])" office:value-type="float" office:value="744.384057971014" calcext:value-type="float">
            <text:p>744.384057971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8"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30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53"/>
          <table:table-cell table:number-columns-repeated="5"/>
          <table:table-cell table:style-name="ce2" table:formula="of:=SUM([.B57:.F57])" office:value-type="float" office:value="0" calcext:value-type="float">
            <text:p>0</text:p>
          </table:table-cell>
          <table:table-cell table:formula="of:=SUM([.B56:.D56])" office:value-type="float" office:value="1086.05072463768" calcext:value-type="float">
            <text:p>1086.0507246377</text:p>
          </table:table-cell>
          <table:table-cell table:style-name="ce30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2" table:formula="of:=SUM([.H34:.H59])" office:value-type="float" office:value="35026.9927536232" calcext:value-type="float">
            <text:p>35026.9927536232</text:p>
          </table:table-cell>
          <table:table-cell table:style-name="ce16"/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5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table:style-name="ce24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" table:formula="of:=SUM([.B63:.F63])" office:value-type="float" office:value="44600" calcext:value-type="float">
            <text:p>446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86:.F86])" office:value-type="float" office:value="1674.06926406926" calcext:value-type="float">
            <text:p>1674.0692640693</text:p>
          </table:table-cell>
          <table:table-cell table:style-name="ce27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D86])" office:value-type="float" office:value="1233.61471861472" calcext:value-type="float">
            <text:p>1233.6147186147</text:p>
          </table:table-cell>
          <table:table-cell table:style-name="ce27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/>
          <table:table-cell office:value-type="string" calcext:value-type="string">
            <text:p>-Naira</text:p>
          </table:table-cell>
          <table:table-cell/>
          <table:table-cell table:formula="of:=SUM([.C86:.F86])" office:value-type="float" office:value="1674.06926406926" calcext:value-type="float">
            <text:p>1674.0692640693</text:p>
          </table:table-cell>
          <table:table-cell table:style-name="ce27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+Marine</text:p>
          </table:table-cell>
          <table:table-cell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139.06926406926" calcext:value-type="float">
            <text:p>2139.069264069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E86])" office:value-type="float" office:value="1793.61471861472" calcext:value-type="float">
            <text:p>1793.6147186147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];[.C86];[.E86])" office:value-type="float" office:value="1434.52380952381" calcext:value-type="float">
            <text:p>1434.5238095238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86:.F86])" office:value-type="float" office:value="1674.06926406926" calcext:value-type="float">
            <text:p>1674.0692640693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8" table:formula="of:=SUM([.B86:.F86])" office:value-type="float" office:value="2139.06926406926" calcext:value-type="float">
            <text:p>2139.0692640693</text:p>
          </table:table-cell>
          <table:table-cell table:style-name="ce34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/>
          <table:table-cell table:formula="of:=[.B63]/20" office:value-type="float" office:value="465" calcext:value-type="float">
            <text:p>46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2" office:value-type="float" office:value="359.090909090909" calcext:value-type="float">
            <text:p>359.0909090909</text:p>
          </table:table-cell>
          <table:table-cell table:formula="of:=[.E63]/20" office:value-type="float" office:value="560" calcext:value-type="float">
            <text:p>560</text:p>
          </table:table-cell>
          <table:table-cell table:formula="of:=[.F63]/22" office:value-type="float" office:value="345.454545454545" calcext:value-type="float">
            <text:p>345.4545454545</text:p>
          </table:table-cell>
          <table:table-cell/>
          <table:table-cell table:formula="of:=SUM([.B86:.F86])" office:value-type="float" office:value="2139.06926406926" calcext:value-type="float">
            <text:p>2139.0692640693</text:p>
          </table:table-cell>
          <table:table-cell table:style-name="ce30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53"/>
          <table:table-cell table:number-columns-repeated="5"/>
          <table:table-cell table:style-name="ce2" table:formula="of:=SUM([.B87:.F87])" office:value-type="float" office:value="0" calcext:value-type="float">
            <text:p>0</text:p>
          </table:table-cell>
          <table:table-cell table:formula="of:=SUM([.B86:.D86])" office:value-type="float" office:value="1233.61471861472" calcext:value-type="float">
            <text:p>1233.6147186147</text:p>
          </table:table-cell>
          <table:table-cell table:style-name="ce30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2139.06926406926" calcext:value-type="float">
            <text:p>2139.0692640693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F86])" office:value-type="float" office:value="345.454545454545" calcext:value-type="float">
            <text:p>345.4545454545</text:p>
          </table:table-cell>
          <table:table-cell office:value-type="string" calcext:value-type="string">
            <text:p>Hasmik N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2" table:formula="of:=SUM([.H64:.H89])" office:value-type="float" office:value="43149.0692640693" calcext:value-type="float">
            <text:p>43149.0692640693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5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table:style-name="ce24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table:number-columns-repeated="2"/>
          <table:table-cell table:style-name="ce2" table:formula="of:=SUM([.B93:.F93])" office:value-type="float" office:value="23400" calcext:value-type="float">
            <text:p>234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16:.F116])" office:value-type="float" office:value="1233.50877192982" calcext:value-type="float">
            <text:p>1233.5087719298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1233.50877192982" calcext:value-type="float">
            <text:p>1233.5087719298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1233.50877192982" calcext:value-type="float">
            <text:p>1233.508771929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116:.F116])" office:value-type="float" office:value="796.666666666667" calcext:value-type="float">
            <text:p>796.6666666667</text:p>
          </table:table-cell>
          <table:table-cell table:style-name="ce27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D116])" office:value-type="float" office:value="1233.50877192982" calcext:value-type="float">
            <text:p>1233.5087719298</text:p>
          </table:table-cell>
          <table:table-cell table:style-name="ce27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796.666666666667" calcext:value-type="float">
            <text:p>796.6666666667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1233.50877192982" calcext:value-type="float">
            <text:p>1233.5087719298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table:number-columns-repeated="3"/>
          <table:table-cell table:formula="of:=SUM([.C116:.F116])" office:value-type="float" office:value="796.666666666667" calcext:value-type="float">
            <text:p>796.6666666667</text:p>
          </table:table-cell>
          <table:table-cell table:style-name="ce27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table:number-columns-repeated="3"/>
          <table:table-cell table:formula="of:=SUM([.B116:.F116])" office:value-type="float" office:value="1233.50877192982" calcext:value-type="float">
            <text:p>1233.5087719298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1233.50877192982" calcext:value-type="float">
            <text:p>1233.5087719298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1233.50877192982" calcext:value-type="float">
            <text:p>1233.508771929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1233.50877192982" calcext:value-type="float">
            <text:p>1233.508771929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E116])" office:value-type="float" office:value="1233.50877192982" calcext:value-type="float">
            <text:p>1233.5087719298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1233.50877192982" calcext:value-type="float">
            <text:p>1233.5087719298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];[.C116];[.E116])" office:value-type="float" office:value="816.842105263158" calcext:value-type="float">
            <text:p>816.8421052632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1233.50877192982" calcext:value-type="float">
            <text:p>1233.5087719298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116:.F116])" office:value-type="float" office:value="796.666666666667" calcext:value-type="float">
            <text:p>796.6666666667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1233.50877192982" calcext:value-type="float">
            <text:p>1233.5087719298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8" table:formula="of:=SUM([.B116:.F116])" office:value-type="float" office:value="1233.50877192982" calcext:value-type="float">
            <text:p>1233.5087719298</text:p>
          </table:table-cell>
          <table:table-cell table:style-name="ce34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8" office:value-type="float" office:value="416.666666666667" calcext:value-type="float">
            <text:p>416.6666666667</text:p>
          </table:table-cell>
          <table:table-cell table:formula="of:=[.E93]/20" office:value-type="float" office:value="0" calcext:value-type="float">
            <text:p>0</text:p>
          </table:table-cell>
          <table:table-cell table:formula="of:=[.F93]/22" office:value-type="float" office:value="0" calcext:value-type="float">
            <text:p>0</text:p>
          </table:table-cell>
          <table:table-cell/>
          <table:table-cell table:formula="of:=SUM([.B116:.F116])" office:value-type="float" office:value="1233.50877192982" calcext:value-type="float">
            <text:p>1233.5087719298</text:p>
          </table:table-cell>
          <table:table-cell table:style-name="ce30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53"/>
          <table:table-cell table:number-columns-repeated="5"/>
          <table:table-cell table:style-name="ce2" table:formula="of:=SUM([.B117:.F117])" office:value-type="float" office:value="0" calcext:value-type="float">
            <text:p>0</text:p>
          </table:table-cell>
          <table:table-cell table:formula="of:=SUM([.B116:.D116])" office:value-type="float" office:value="1233.50877192982" calcext:value-type="float">
            <text:p>1233.5087719298</text:p>
          </table:table-cell>
          <table:table-cell table:style-name="ce30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1233.50877192982" calcext:value-type="float">
            <text:p>1233.5087719298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F116])"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2" table:formula="of:=SUM([.H94:.H119])" office:value-type="float" office:value="24973.1578947368" calcext:value-type="float">
            <text:p>24973.1578947368</text:p>
          </table:table-cell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00/00/0000</text:date>, <text:time style:data-style-name="N2" text:time-value="09:29:28.2805061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2-21T10:55:16.869782173</dc:date>
    <meta:editing-duration>P11DT18H16M20S</meta:editing-duration>
    <meta:editing-cycles>3507</meta:editing-cycles>
    <meta:generator>LibreOffice/4.2.8.2$Linux_X86_64 LibreOffice_project/420m0$Build-2</meta:generator>
    <meta:document-statistic meta:table-count="21" meta:cell-count="9939" meta:object-count="0"/>
  </office:meta>
</office:document-meta>
</file>